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erPage.hasContentChanged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start( String name , AttributesImpl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erPage.characters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erPage.modifiedSince( long d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ServerPage.attribute( AttributesImpl attr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erPag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